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Supports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upports.eval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rserSupports.s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upports.evalProper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serSupports.evalFeatur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rserSupports.setFeature( String fea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upports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